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168394"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112b84"/>
    </style:style>
    <style:style style:name="P24" style:family="paragraph" style:parent-style-name="Standard">
      <style:text-properties officeooo:paragraph-rsid="0016c9e1"/>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1979e1"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12de3c"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73311" style:font-weight-asian="bold" style:font-size-complex="12.5pt" style:font-weight-complex="bold"/>
    </style:style>
    <style:style style:name="T19" style:family="text">
      <style:text-properties style:font-name="Calibri" fo:font-size="12.5pt" style:font-size-asian="12.5pt" style:font-name-complex="Calibri1" style:font-size-complex="12.5pt"/>
    </style:style>
    <style:style style:name="T20" style:family="text">
      <style:text-properties fo:font-style="italic" fo:font-weight="bold" style:font-style-asian="italic" style:font-weight-asian="bold"/>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15589a"/>
    </style:style>
    <style:style style:name="T24"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2"/>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4">LOT </text:span>«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5">«Insert Name of Buyer»</text:span><text:bookmark-end text:name="_Hlk115973500"/>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4"><text:bookmark-start text:name="_Toc92688238"/>We invite you to bid in this call-off further competition for <text:span text:style-name="T17">«Insert Procurement Title» («Insert Procurement ID</text:span><text:span text:style-name="T6">»)</text:span></text:p>
      <text:p text:style-name="Standard">The bid pack received comprises the following:</text:p>
      <text:list xml:id="list848217266" text:style-name="WWNum1">
        <text:list-item>
          <text:p text:style-name="P26">About the procurement <text:span text:style-name="T20">(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61705437966085" text:continue-numbering="true" text:style-name="WWNum1">
        <text:list-item>
          <text:p text:style-name="P26"><text:bookmark-start text:name="_Hlk96322655"/>Statement of requirements</text:p>
        </text:list-item>
      </text:list>
      <text:p text:style-name="P7"><text:span text:style-name="T19">– </text:span><text:span text:style-name="T12">provides detailed information about the us, the goods/services that are required, milestones, deliverables, service levels/performance and payment method.</text:span></text:p>
      <text:list xml:id="list61707042755743" text:continue-numbering="true" text:style-name="WWNum1">
        <text:list-item>
          <text:p text:style-name="P27">Stage 1: shortlisting</text:p>
        </text:list-item>
      </text:list>
      <text:p text:style-name="P5"><text:span text:style-name="T21">–</text:span><text:span text:style-name="T13"> </text:span><text:span text:style-name="T14">use this attachment to provide your responses to the Essential and Nice-to-have criteria.</text:span></text:p>
      <text:list xml:id="list61706822851761"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2">https://crowncommercialservice.bravosolution.co.uk/web/login.html</text:span> <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3">This Procurement will establish a single Supplier Contract for the purchase of <text:span text:style-name="T17">«Insert Procurement Title» </text:span><text:span text:style-name="T18">(</text:span><text:span text:style-name="T17">«Insert Procurement ID»</text:span><text:span text:style-name="T18">)</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 </text:span><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 </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1979e1"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5</meta:editing-cycles>
    <meta:creation-date>2022-10-06T15:00:00</meta:creation-date>
    <dc:date>2023-06-14T06:17:04.977867709</dc:date>
    <meta:editing-duration>PT10M55S</meta:editing-duration>
    <meta:generator>LibreOffice/7.4.1.2$MacOSX_AARCH64 LibreOffice_project/3c58a8f3a960df8bc8fd77b461821e42c061c5f0</meta:generator>
    <meta:document-statistic meta:table-count="1" meta:image-count="0" meta:object-count="0" meta:page-count="11" meta:paragraph-count="169" meta:word-count="1936" meta:character-count="11584" meta:non-whitespace-character-count="9834"/>
    <meta:user-defined meta:name="AppVersion">16.0000</meta:user-defined>
    <meta:template xlink:type="simple" xlink:actuate="onRequest" xlink:title="Normal" xlink:href=""/>
  </office:meta>
</office:document-meta>
</file>